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0282"/>
    </style:style>
    <style:style style:name="P2" style:family="paragraph" style:parent-style-name="Heading_20_2">
      <style:text-properties officeooo:paragraph-rsid="0013bb4e"/>
    </style:style>
    <style:style style:name="P3" style:family="paragraph" style:parent-style-name="Standard">
      <style:text-properties officeooo:rsid="000f0282" officeooo:paragraph-rsid="000f0282"/>
    </style:style>
    <style:style style:name="P4" style:family="paragraph" style:parent-style-name="Text_20_body">
      <style:text-properties officeooo:rsid="000f0282" officeooo:paragraph-rsid="000f0282"/>
    </style:style>
    <style:style style:name="P5" style:family="paragraph" style:parent-style-name="Text_20_body">
      <style:paragraph-properties fo:margin-left="0.7874in" fo:margin-right="0in" fo:text-indent="0in" style:auto-text-indent="false"/>
      <style:text-properties officeooo:rsid="000f0282" officeooo:paragraph-rsid="000f0282"/>
    </style:style>
    <style:style style:name="P6" style:family="paragraph" style:parent-style-name="Heading_20_1">
      <style:text-properties officeooo:rsid="000f0282" officeooo:paragraph-rsid="000f028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f0282" officeooo:paragraph-rsid="000f0282"/>
    </style:style>
    <style:style style:name="P8" style:family="paragraph" style:parent-style-name="Text_20_body">
      <style:text-properties officeooo:rsid="000f0282" officeooo:paragraph-rsid="001131e6"/>
    </style:style>
    <style:style style:name="P9" style:family="paragraph" style:parent-style-name="Text_20_body">
      <style:text-properties officeooo:rsid="0011023b" officeooo:paragraph-rsid="0011023b"/>
    </style:style>
    <style:style style:name="P10" style:family="paragraph" style:parent-style-name="Text_20_body">
      <style:text-properties officeooo:rsid="0011023b" officeooo:paragraph-rsid="00433c25"/>
    </style:style>
    <style:style style:name="P11" style:family="paragraph" style:parent-style-name="Text_20_body">
      <style:text-properties officeooo:rsid="0013bb4e" officeooo:paragraph-rsid="0013bb4e"/>
    </style:style>
    <style:style style:name="P12" style:family="paragraph" style:parent-style-name="Heading_20_2">
      <style:text-properties officeooo:rsid="0013bb4e" officeooo:paragraph-rsid="0013bb4e"/>
    </style:style>
    <style:style style:name="P13" style:family="paragraph" style:parent-style-name="Heading_20_2">
      <style:text-properties officeooo:rsid="0013bb4e" officeooo:paragraph-rsid="003292d1"/>
    </style:style>
    <style:style style:name="P14" style:family="paragraph" style:parent-style-name="Heading_20_1">
      <style:text-properties officeooo:rsid="001596f6" officeooo:paragraph-rsid="001596f6"/>
    </style:style>
    <style:style style:name="P15" style:family="paragraph" style:parent-style-name="Heading_20_2">
      <style:text-properties officeooo:rsid="001596f6" officeooo:paragraph-rsid="001596f6"/>
    </style:style>
    <style:style style:name="P16" style:family="paragraph" style:parent-style-name="Text_20_body">
      <style:text-properties officeooo:rsid="001596f6" officeooo:paragraph-rsid="001596f6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rsid="001596f6" officeooo:paragraph-rsid="001596f6"/>
    </style:style>
    <style:style style:name="P18" style:family="paragraph" style:parent-style-name="Heading_20_2">
      <style:text-properties officeooo:paragraph-rsid="001596f6"/>
    </style:style>
    <style:style style:name="P19" style:family="paragraph" style:parent-style-name="Heading_20_2">
      <style:text-properties officeooo:paragraph-rsid="0015b9c2"/>
    </style:style>
    <style:style style:name="P20" style:family="paragraph" style:parent-style-name="Text_20_body">
      <style:text-properties officeooo:paragraph-rsid="0015b9c2"/>
    </style:style>
    <style:style style:name="P21" style:family="paragraph" style:parent-style-name="Text_20_body">
      <style:text-properties officeooo:rsid="001131e6" officeooo:paragraph-rsid="001131e6"/>
    </style:style>
    <style:style style:name="P22" style:family="paragraph" style:parent-style-name="Text_20_body">
      <style:text-properties style:font-name="Liberation Sans" officeooo:rsid="002b069a" officeooo:paragraph-rsid="002b069a"/>
    </style:style>
    <style:style style:name="P23" style:family="paragraph" style:parent-style-name="Text_20_body">
      <style:text-properties style:font-name="Liberation Sans" officeooo:paragraph-rsid="002b069a"/>
    </style:style>
    <style:style style:name="P24" style:family="paragraph" style:parent-style-name="Text_20_body">
      <style:text-properties style:font-name="Liberation Sans" officeooo:paragraph-rsid="0052b254"/>
    </style:style>
    <style:style style:name="P25" style:family="paragraph" style:parent-style-name="Text_20_body">
      <style:text-properties officeooo:rsid="00171a09" officeooo:paragraph-rsid="00171a09"/>
    </style:style>
    <style:style style:name="P26" style:family="paragraph" style:parent-style-name="Text_20_body">
      <style:text-properties officeooo:rsid="00171a09" officeooo:paragraph-rsid="004d695f"/>
    </style:style>
    <style:style style:name="P27" style:family="paragraph" style:parent-style-name="Text_20_body">
      <style:text-properties officeooo:rsid="0018d777" officeooo:paragraph-rsid="0018d777"/>
    </style:style>
    <style:style style:name="P28" style:family="paragraph" style:parent-style-name="Text_20_body">
      <style:paragraph-properties fo:margin-left="0.7874in" fo:margin-right="0in" fo:text-indent="0in" style:auto-text-indent="false"/>
      <style:text-properties officeooo:rsid="001a1d82" officeooo:paragraph-rsid="001a1d82"/>
    </style:style>
    <style:style style:name="P29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2c30f2" officeooo:paragraph-rsid="002c30f2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2c7141" officeooo:paragraph-rsid="002c7141"/>
    </style:style>
    <style:style style:name="P32" style:family="paragraph" style:parent-style-name="Text_20_body">
      <style:text-properties officeooo:rsid="002fc83a" officeooo:paragraph-rsid="002fc83a"/>
    </style:style>
    <style:style style:name="P33" style:family="paragraph" style:parent-style-name="Text_20_body">
      <style:text-properties officeooo:rsid="003292d1" officeooo:paragraph-rsid="003292d1"/>
    </style:style>
    <style:style style:name="P34" style:family="paragraph" style:parent-style-name="Heading_20_2">
      <style:text-properties officeooo:rsid="003292d1" officeooo:paragraph-rsid="003292d1"/>
    </style:style>
    <style:style style:name="P35" style:family="paragraph" style:parent-style-name="Text_20_body">
      <style:paragraph-properties fo:margin-left="0.7874in" fo:margin-right="0in" fo:text-indent="0in" style:auto-text-indent="false"/>
      <style:text-properties officeooo:rsid="0031a0e9" officeooo:paragraph-rsid="0039822d"/>
    </style:style>
    <style:style style:name="P36" style:family="paragraph" style:parent-style-name="Text_20_body">
      <style:text-properties officeooo:rsid="0012e560" officeooo:paragraph-rsid="00433c25"/>
    </style:style>
    <style:style style:name="P37" style:family="paragraph" style:parent-style-name="Text_20_body">
      <style:text-properties officeooo:paragraph-rsid="00433c25"/>
    </style:style>
    <style:style style:name="T1" style:family="text">
      <style:text-properties officeooo:rsid="000f0282"/>
    </style:style>
    <style:style style:name="T2" style:family="text">
      <style:text-properties officeooo:rsid="001102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3c25" style:font-weight-asian="bold" style:font-weight-complex="bold"/>
    </style:style>
    <style:style style:name="T5" style:family="text">
      <style:text-properties fo:font-weight="bold" officeooo:rsid="0012e560" style:font-weight-asian="bold" style:font-weight-complex="bold"/>
    </style:style>
    <style:style style:name="T6" style:family="text">
      <style:text-properties fo:font-weight="bold" officeooo:rsid="004d695f" style:font-weight-asian="bold" style:font-weight-complex="bold"/>
    </style:style>
    <style:style style:name="T7" style:family="text">
      <style:text-properties officeooo:rsid="001131e6"/>
    </style:style>
    <style:style style:name="T8" style:family="text">
      <style:text-properties officeooo:rsid="0013cbe8"/>
    </style:style>
    <style:style style:name="T9" style:family="text">
      <style:text-properties officeooo:rsid="001596f6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color="#000000" loext:opacity="100%" officeooo:rsid="0015b9c2" fo:background-color="#ffffff" loext:char-shading-value="0"/>
    </style:style>
    <style:style style:name="T12" style:family="text">
      <style:text-properties fo:color="#000000" loext:opacity="100%" officeooo:rsid="002b069a" fo:background-color="#ffffff" loext:char-shading-value="0"/>
    </style:style>
    <style:style style:name="T13" style:family="text">
      <style:text-properties officeooo:rsid="0015b9c2"/>
    </style:style>
    <style:style style:name="T14" style:family="text">
      <style:text-properties officeooo:rsid="00171a09"/>
    </style:style>
    <style:style style:name="T15" style:family="text">
      <style:text-properties officeooo:rsid="0018d777"/>
    </style:style>
    <style:style style:name="T16" style:family="text">
      <style:text-properties officeooo:rsid="0019bf3d"/>
    </style:style>
    <style:style style:name="T17" style:family="text">
      <style:text-properties officeooo:rsid="001a104f"/>
    </style:style>
    <style:style style:name="T18" style:family="text">
      <style:text-properties officeooo:rsid="0023fcd4"/>
    </style:style>
    <style:style style:name="T19" style:family="text">
      <style:text-properties officeooo:rsid="00273c8c"/>
    </style:style>
    <style:style style:name="T20" style:family="text">
      <style:text-properties officeooo:rsid="00291910"/>
    </style:style>
    <style:style style:name="T21" style:family="text">
      <style:text-properties officeooo:rsid="002b069a"/>
    </style:style>
    <style:style style:name="T22" style:family="text">
      <style:text-properties officeooo:rsid="002b477a"/>
    </style:style>
    <style:style style:name="T23" style:family="text">
      <style:text-properties officeooo:rsid="002c7141"/>
    </style:style>
    <style:style style:name="T24" style:family="text">
      <style:text-properties officeooo:rsid="002dcc02"/>
    </style:style>
    <style:style style:name="T25" style:family="text">
      <style:text-properties officeooo:rsid="0031a0e9"/>
    </style:style>
    <style:style style:name="T26" style:family="text">
      <style:text-properties officeooo:rsid="003495b1"/>
    </style:style>
    <style:style style:name="T27" style:family="text">
      <style:text-properties officeooo:rsid="0035add9"/>
    </style:style>
    <style:style style:name="T28" style:family="text">
      <style:text-properties officeooo:rsid="0035e7ff"/>
    </style:style>
    <style:style style:name="T29" style:family="text">
      <style:text-properties officeooo:rsid="0038b4fa"/>
    </style:style>
    <style:style style:name="T30" style:family="text">
      <style:text-properties officeooo:rsid="000d6e79"/>
    </style:style>
    <style:style style:name="T31" style:family="text">
      <style:text-properties officeooo:rsid="0011179b"/>
    </style:style>
    <style:style style:name="T32" style:family="text">
      <style:text-properties officeooo:rsid="003cd5bc"/>
    </style:style>
    <style:style style:name="T33" style:family="text">
      <style:text-properties officeooo:rsid="003d4d6b"/>
    </style:style>
    <style:style style:name="T34" style:family="text">
      <style:text-properties officeooo:rsid="003ea738"/>
    </style:style>
    <style:style style:name="T35" style:family="text">
      <style:text-properties officeooo:rsid="0041a5dc"/>
    </style:style>
    <style:style style:name="T36" style:family="text">
      <style:text-properties officeooo:rsid="0012e560"/>
    </style:style>
    <style:style style:name="T37" style:family="text">
      <style:text-properties officeooo:rsid="0046288b"/>
    </style:style>
    <style:style style:name="T38" style:family="text">
      <style:text-properties officeooo:rsid="004d695f"/>
    </style:style>
    <style:style style:name="T39" style:family="text">
      <style:text-properties officeooo:rsid="00560a2d"/>
    </style:style>
    <style:style style:name="T40" style:family="text">
      <style:text-properties officeooo:rsid="00578e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ktopy Implementation Status</text:p>
      <text:p text:style-name="P6">Notes</text:p>
      <text:p text:style-name="P4">Each item is presented as name (source) status where source is one of nawk, POSIX, GAWK to indicate where I know it from; status will be one of “implemented”, “planned” or “rejected”</text:p>
      <text:p text:style-name="P6">Compile Time</text:p>
      <text:p text:style-name="P3">Program on command line (nawk) <text:span text:style-name="T25">Implemented</text:span></text:p>
      <text:p text:style-name="Text_20_body">awk accepts a command line like awk ‘an awk program’ ... datafiles</text:p>
      <text:p text:style-name="Text_20_body">Multiple Source Files <text:span text:style-name="T1">(nawk) </text:span><text:span text:style-name="T22">implemented</text:span></text:p>
      <text:p text:style-name="P5">awk accepts a command line like “awk -f “prog1.awk” -f “prog2” ... datafiles</text:p>
      <text:p text:style-name="P5">the files are compiled in order and then produce a single execution unit.</text:p>
      <text:p text:style-name="P35">Gawk has a “-i” option which is like “-f”<text:span text:style-name="T30"> </text:span><text:span text:style-name="T31">but will only include any given file once. </text:span><text:span text:style-name="T33">W</text:span><text:span text:style-name="T31">ill produce an error message if the same file is included through both -i &amp; -f. </text:span><text:span text:style-name="T33">Implemented</text:span></text:p>
      <text:p text:style-name="P7">@include <text:span text:style-name="T22">(gawk extension) </text:span><text:span text:style-name="T35">implemented</text:span><text:span text:style-name="T32">.</text:span></text:p>
      <text:p text:style-name="P30">@namespace<text:span text:style-name="T1"> </text:span><text:span text:style-name="T22">(gawk extension). </text:span><text:span text:style-name="T34">I</text:span><text:span text:style-name="T32">mplemented</text:span><text:span text:style-name="T23">.</text:span></text:p>
      <text:p text:style-name="P31">@import (possible awkpy extension) Gawk allows ex<text:span text:style-name="T24">t</text:span>ensions written in the C language. Python also has this ability, I’m thinking a general ability to import Python modules or libraries could be useful in its own right, the Python extension would then be free to import C libraries using the appropriate cpython or pypy mechanisms. Would require some changes to the lexer &amp; symbol table.</text:p>
      <text:p text:style-name="P1">Patterns</text:p>
      <text:p text:style-name="P4"><text:span text:style-name="T3">BEGIN, END</text:span> (nawk): Fully implemented</text:p>
      <text:p text:style-name="P4"><text:span text:style-name="T3">BEGINFILE, ENDFILE</text:span> (GAWK): Fully implemented</text:p>
      <text:p text:style-name="P4">/pattern/ {statements} (nawk): fully implemented<text:span text:style-name="T25">(*)</text:span></text:p>
      <text:p text:style-name="P4">condition (e.g. $2==”x”) {statements} (nawk): fully implemented</text:p>
      <text:p text:style-name="P4"><text:span text:style-name="T3">function</text:span>(args) (nawk): Fully implemented except:</text:p>
      <text:p text:style-name="P5">Restrict arg names to not <text:span text:style-name="T2">the same as </text:span>a function name: planned, low priority</text:p>
      <text:p text:style-name="P28">nawk &amp; gawk but not POSIX allow “func” as an alias of “function”. It would be a 1 line change in the parser, <text:span text:style-name="T27">but the POSIX standard includes this “This has been deprecated by the authors of the language, who asked that it not be specified.” so I probably won’t</text:span></text:p>
      <text:p text:style-name="P17">The POSIX standard says </text:p>
      <text:p text:style-name="P5">“Either the pattern or the action (including the enclosing brace characters) can be omitted.</text:p>
      <text:p text:style-name="P5">A missing pattern shall match any record of input, and a missing action shall be equivalent to:</text:p>
      <text:p text:style-name="P5"><text:soft-page-break/>{ print }”</text:p>
      <text:p text:style-name="P17">Omitted patterns <text:span text:style-name="T40">&amp; actions are fully implemented.</text:span></text:p>
      <text:p text:style-name="P2">Statements</text:p>
      <text:p text:style-name="P9">simple statement: (expression;) (nawk) fully implemented</text:p>
      <text:p text:style-name="P9">block statement: ({ statement;statement;...}) (nawk) fully implemented</text:p>
      <text:p text:style-name="P26"><text:span text:style-name="T3">delete</text:span>: implemented both whole array and single element.</text:p>
      <text:p text:style-name="P9"><text:span text:style-name="T3">if</text:span> (condition) statement [else statement] (nawk) fully implemented</text:p>
      <text:p text:style-name="P9"><text:span text:style-name="T3">while</text:span> (condition) statement (nawk) fully implemented</text:p>
      <text:p text:style-name="P9"><text:span text:style-name="T3">do</text:span> statement <text:span text:style-name="T3">while</text:span> (condition) (nawk) fully implemented</text:p>
      <text:p text:style-name="P10"><text:span text:style-name="T3">for</text:span>(init<text:span text:style-name="T7">ialiser</text:span>, condition, incr) statement (nawk) fully implemented</text:p>
      <text:p text:style-name="P36"><text:span text:style-name="T3">print</text:span> (to stdout) <text:span text:style-name="T2"><text:s/>(nawk) implemented, </text:span>may not have all edge case<text:span text:style-name="T26">s implemented</text:span></text:p>
      <text:p text:style-name="P37"><text:span text:style-name="T5">print</text:span><text:span text:style-name="T4">f</text:span><text:span text:style-name="T36"> (to stdout) </text:span><text:span text:style-name="T2"><text:s/>(nawk) implemented, </text:span>as a simple wrapper around sprintf, may not have all edge cases implemented</text:p>
      <text:p text:style-name="P12">Expressions</text:p>
      <text:p text:style-name="P25">Most unary &amp; binary operators are recognised and passed straight through to Python, ev<text:span text:style-name="T18">e</text:span>n though in a couple of cases the priority of the operators is different in the two languages.</text:p>
      <text:p text:style-name="P25">++,-- are recognised &amp; implemented through subroutines</text:p>
      <text:p text:style-name="P25">Indirect function calls (Gawk extension) not yet implemented <text:span text:style-name="T15">but look interesting.</text:span></text:p>
      <text:p text:style-name="P32">Gawk optionally includes arbitrary-precision math libraries. Python ones such as mpmath or the standard decimal are available. Check to see how much work would be required to interface one.</text:p>
      <text:p text:style-name="P34">Lexer</text:p>
      <text:p text:style-name="P33">As the first stage of compilation, the source programs are broken up into a series of tokens (names, strings, operators, etc.) by a routine known as the lexer. <text:span text:style-name="T32">This has recently been replaced by a better one.</text:span></text:p>
      <text:p text:style-name="P13">Conditions</text:p>
      <text:p text:style-name="P11">Currently these are treated as expressions and then fed to Python. I’m sure edge cases will eventually be found</text:p>
      <text:p text:style-name="Heading_20_1">R<text:span text:style-name="T1">untime</text:span></text:p>
      <text:p text:style-name="P8">Multiple data files <text:span text:style-name="T2">(nawk) fully implemented</text:span></text:p>
      <text:p text:style-name="P21">input from stdin<text:span text:style-name="T2"> (nawk) fully implemented</text:span></text:p>
      <text:p text:style-name="P16">NB: POSIX spec says “The standard input shall be used only if no file operands are specified, or if a file operand is '-', or if a progfile option-argument is '-'” The first two parts of this are implemented, the option-argument is planned, priority medium</text:p>
      <text:p text:style-name="P16"><text:soft-page-break/><text:span text:style-name="T7">-</text:span><text:span text:style-name="T8">v var=value (nawk) </text:span><text:span text:style-name="T21">implemented for scalars. Need to research how it affects arrays</text:span></text:p>
      <text:p text:style-name="P32">var=value variable-assignment arguments (since early awk) implemented. </text:p>
      <text:p text:style-name="P21">-F <text:span text:style-name="T9">x, </text:span><text:span text:style-name="T37">implemented by translating to</text:span><text:span text:style-name="T9"> -v FS=x</text:span></text:p>
      <text:p text:style-name="P14">Environment Variables</text:p>
      <text:p text:style-name="P16"><text:span text:style-name="T21">ENVIRON Read implemented by copying to a local dict </text:span><text:span text:style-name="T29">during start-up</text:span><text:span text:style-name="T21">. Read implemented by copying to a local dict during start-up. Reverse copy provided when opening a pipe or using "system" call.</text:span></text:p>
      <text:p text:style-name="P14">Built-in Functions</text:p>
      <text:p text:style-name="Heading_20_2">POSIX</text:p>
      <text:p text:style-name="P29">Implemented: <text:s/>atan2, close, cos, exp, gsub, index, int, length, log, match, rand, srand, sin, split, substr, sqrt, sub, <text:span text:style-name="T39">system, t</text:span>olower, toupper</text:p>
      <text:p text:style-name="P26"><text:span text:style-name="T6">getline</text:span>: <text:span text:style-name="T38">Implemented except for |&amp; (double ended pipes) </text:span>.</text:p>
      <text:p text:style-name="P19">GAWK extensions</text:p>
      <text:p text:style-name="P20">systime(), strftime(format, timestamp<text:span text:style-name="T14">) unimplemented, </text:span><text:span text:style-name="T15">medium </text:span><text:span text:style-name="T14">priority. </text:span><text:span text:style-name="T19">Should be easy as python &amp; AWK have very similar functions; </text:span><text:span text:style-name="T20">in both cases, the local version of strftime seem to be thin wrappers over the standard C function</text:span></text:p>
      <text:p text:style-name="P20">mkbool(<text:span text:style-name="T15">) unimplemented. Priority uncertain</text:span></text:p>
      <text:p text:style-name="P27">asort, asorti. Unimplemented. Medium priority</text:p>
      <text:p text:style-name="P27">gensub. <text:span text:style-name="T16">Unimplemented, low priority</text:span></text:p>
      <text:p text:style-name="P27">patsplit, strtonum. <text:span text:style-name="T17">Unimplemented, uncertain </text:span><text:span text:style-name="T28">priority</text:span></text:p>
      <text:p text:style-name="P27"/>
      <text:p text:style-name="P20"/>
      <text:p text:style-name="P14">Built-in Variables</text:p>
      <text:p text:style-name="P18">POSIX</text:p>
      <text:p text:style-name="P24"><text:span text:style-name="T11">Implemented: </text:span><text:span text:style-name="T12">ARGIND, </text:span><text:span text:style-name="T10">ARGC, </text:span>ARGV, ENVIRON, FILENAME, FNR, FS, NF, NR, OFMT, OFS, ORS , RLENGTH , RSTART</text:p>
      <text:p text:style-name="P24">Partially implemented: RS: files &amp; stdin, not getline.</text:p>
      <text:p text:style-name="P23"><text:span text:style-name="T13">Not Implemented (priority medium-high) </text:span>CONVFMT, ERRNO, SUBSEP, SYMTAB</text:p>
      <text:p text:style-name="P22">Not implemented, priority (medium-low ) FUNCTAB</text:p>
      <text:p text:style-name="P22">PROCINFO Not implemented, will probably be implemented in stages</text:p>
      <text:p text:style-name="P15">GAWK extens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editing-cycles>60</meta:editing-cycles>
    <meta:creation-date>2008-08-22T11:41:04</meta:creation-date>
    <dc:date>2022-10-12T17:42:24.554829957</dc:date>
    <meta:editing-duration>PT17H43M27S</meta:editing-duration>
    <meta:document-statistic meta:table-count="0" meta:image-count="0" meta:object-count="0" meta:page-count="3" meta:paragraph-count="72" meta:word-count="807" meta:character-count="5277" meta:non-whitespace-character-count="4537"/>
  </office:meta>
</office:document-meta>
</file>